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Times New Roman2" svg:font-family="'Times New Roman'" style:font-adornments="tučné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006cm"/>
        </style:tab-stops>
      </style:paragraph-properties>
      <style:text-properties fo:language="et" fo:country="EE" officeooo:rsid="0008a895" officeooo:paragraph-rsid="0008a895"/>
    </style:style>
    <style:style style:name="P2" style:family="paragraph" style:parent-style-name="Standard">
      <style:paragraph-properties>
        <style:tab-stops>
          <style:tab-stop style:position="5.006cm"/>
        </style:tab-stops>
      </style:paragraph-properties>
      <style:text-properties fo:language="et" fo:country="EE" officeooo:rsid="0008a895" officeooo:paragraph-rsid="000a5b33"/>
    </style:style>
    <style:style style:name="P3" style:family="paragraph" style:parent-style-name="Standard">
      <style:paragraph-properties>
        <style:tab-stops>
          <style:tab-stop style:position="5.006cm"/>
        </style:tab-stops>
      </style:paragraph-properties>
      <style:text-properties fo:language="et" fo:country="EE" officeooo:rsid="000ab227" officeooo:paragraph-rsid="000ab227"/>
    </style:style>
    <style:style style:name="P4" style:family="paragraph" style:parent-style-name="Standard">
      <style:paragraph-properties>
        <style:tab-stops>
          <style:tab-stop style:position="5.006cm"/>
        </style:tab-stops>
      </style:paragraph-properties>
      <style:text-properties officeooo:paragraph-rsid="0008a895"/>
    </style:style>
    <style:style style:name="P5" style:family="paragraph" style:parent-style-name="Standard">
      <style:paragraph-properties>
        <style:tab-stops>
          <style:tab-stop style:position="5.006cm"/>
        </style:tab-stops>
      </style:paragraph-properties>
      <style:text-properties officeooo:paragraph-rsid="000b2a42"/>
    </style:style>
    <style:style style:name="P6" style:family="paragraph" style:parent-style-name="Standard">
      <style:paragraph-properties>
        <style:tab-stops>
          <style:tab-stop style:position="5.006cm"/>
        </style:tab-stops>
      </style:paragraph-properties>
      <style:text-properties officeooo:paragraph-rsid="000c09a6"/>
    </style:style>
    <style:style style:name="P7" style:family="paragraph" style:parent-style-name="Standard">
      <style:paragraph-properties>
        <style:tab-stops>
          <style:tab-stop style:position="5.006cm"/>
        </style:tab-stops>
      </style:paragraph-properties>
      <style:text-properties officeooo:paragraph-rsid="000ab227"/>
    </style:style>
    <style:style style:name="P8" style:family="paragraph" style:parent-style-name="Standard">
      <style:paragraph-properties>
        <style:tab-stops>
          <style:tab-stop style:position="5.027cm"/>
        </style:tab-stops>
      </style:paragraph-properties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5.006cm"/>
        </style:tab-stops>
      </style:paragraph-properties>
      <style:text-properties fo:language="et" fo:country="EE" officeooo:rsid="000e1b95" officeooo:paragraph-rsid="000e1b95"/>
    </style:style>
    <style:style style:name="P10" style:family="paragraph" style:parent-style-name="Text_20_body">
      <style:text-properties officeooo:paragraph-rsid="001269ee"/>
    </style:style>
    <style:style style:name="P11" style:family="paragraph" style:parent-style-name="Heading_20_1">
      <style:text-properties style:font-name="Times New Roman1" fo:font-size="14pt" fo:language="la" fo:country="VA" fo:font-style="italic" style:font-size-asian="14pt" style:font-style-asian="italic" style:font-size-complex="14pt" style:font-style-complex="italic"/>
    </style:style>
    <style:style style:name="P12" style:family="paragraph" style:parent-style-name="Heading_20_2">
      <style:text-properties officeooo:rsid="001269ee" officeooo:paragraph-rsid="001269ee"/>
    </style:style>
    <style:style style:name="P13" style:family="paragraph" style:parent-style-name="Heading_20_2">
      <style:paragraph-properties fo:margin-top="0.499cm" fo:margin-bottom="0cm" style:contextual-spacing="false"/>
    </style:style>
    <style:style style:name="T1" style:family="text">
      <style:text-properties fo:text-transform="uppercase" fo:font-weight="bold" fo:background-color="transparent" loext:char-shading-value="0"/>
    </style:style>
    <style:style style:name="T2" style:family="text">
      <style:text-properties officeooo:rsid="000a5b33"/>
    </style:style>
    <style:style style:name="T3" style:family="text">
      <style:text-properties officeooo:rsid="000ab227"/>
    </style:style>
    <style:style style:name="T4" style:family="text">
      <style:text-properties fo:language="et" fo:country="EE" officeooo:rsid="0008a895"/>
    </style:style>
    <style:style style:name="T5" style:family="text">
      <style:text-properties fo:language="et" fo:country="EE" officeooo:rsid="000ab227"/>
    </style:style>
    <style:style style:name="T6" style:family="text">
      <style:text-properties fo:language="et" fo:country="EE" officeooo:rsid="000b2a42"/>
    </style:style>
    <style:style style:name="T7" style:family="text">
      <style:text-properties fo:language="et" fo:country="EE" officeooo:rsid="000c09a6" style:language-asian="zxx" style:country-asian="none" style:language-complex="zxx" style:country-complex="none"/>
    </style:style>
    <style:style style:name="T8" style:family="text">
      <style:text-properties fo:language="et" fo:country="EE" officeooo:rsid="00119cde"/>
    </style:style>
    <style:style style:name="T9" style:family="text">
      <style:text-properties fo:language="et" fo:country="EE" officeooo:rsid="00146995"/>
    </style:style>
    <style:style style:name="T10" style:family="text">
      <style:text-properties fo:language="zxx" fo:country="none" officeooo:rsid="000ab227" style:language-asian="zxx" style:country-asian="none" style:language-complex="zxx" style:country-complex="none"/>
    </style:style>
    <style:style style:name="T11" style:family="text">
      <style:text-properties fo:language="zxx" fo:country="none" officeooo:rsid="000c09a6" style:language-asian="zxx" style:country-asian="none" style:language-complex="zxx" style:country-complex="none"/>
    </style:style>
    <style:style style:name="T12" style:family="text">
      <style:text-properties fo:language="zxx" fo:country="none" officeooo:rsid="0008a895" style:language-asian="zxx" style:country-asian="none" style:language-complex="zxx" style:country-complex="none"/>
    </style:style>
    <style:style style:name="T13" style:family="text">
      <style:text-properties fo:language="zxx" fo:country="none" officeooo:rsid="000b2a42" style:language-asian="zxx" style:country-asian="none" style:language-complex="zxx" style:country-complex="none"/>
    </style:style>
    <style:style style:name="T14" style:family="text">
      <style:text-properties fo:language="zxx" fo:country="none" officeooo:rsid="0010617a" style:language-asian="zxx" style:country-asian="none" style:language-complex="zxx" style:country-complex="none"/>
    </style:style>
    <style:style style:name="T15" style:family="text">
      <style:text-properties fo:language="zxx" fo:country="none" officeooo:rsid="001269ee" style:language-asian="zxx" style:country-asian="none" style:language-complex="zxx" style:country-complex="none"/>
    </style:style>
    <style:style style:name="T16" style:family="text">
      <style:text-properties fo:language="zxx" fo:country="none" officeooo:rsid="00146995" style:language-asian="zxx" style:country-asian="none" style:language-complex="zxx" style:country-complex="none"/>
    </style:style>
    <style:style style:name="T17" style:family="text">
      <style:text-properties officeooo:rsid="000e1b95"/>
    </style:style>
    <style:style style:name="T18" style:family="text">
      <style:text-properties officeooo:rsid="000f275a"/>
    </style:style>
    <style:style style:name="T19" style:family="text">
      <style:text-properties officeooo:rsid="0010617a"/>
    </style:style>
    <style:style style:name="T20" style:family="text">
      <style:text-properties officeooo:rsid="00117868"/>
    </style:style>
    <style:style style:name="T21" style:family="text">
      <style:text-properties officeooo:rsid="001269ee"/>
    </style:style>
    <style:style style:name="T22" style:family="text">
      <style:text-properties fo:color="#000080" loext:opacity="100%" fo:language="et" fo:country="EE" style:text-underline-style="solid" style:text-underline-width="auto" style:text-underline-color="font-color" officeooo:rsid="001269ee" style:language-asian="zxx" style:country-asian="none" style:language-complex="zxx" style:country-complex="none"/>
    </style:style>
    <style:style style:name="T23" style:family="text">
      <style:text-properties fo:color="#000080" loext:opacity="100%" fo:language="et" fo:country="EE" style:text-underline-style="solid" style:text-underline-width="auto" style:text-underline-color="font-color" officeooo:rsid="001340ef" style:language-asian="zxx" style:country-asian="none" style:language-complex="zxx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Cirruculum vitae</text:h>
      <text:h text:style-name="Heading_20_2" text:outline-level="2">isiklik informatsioon</text:h>
      <text:p text:style-name="P8">Nimi<text:tab/><text:span text:style-name="T1">Martin Trumann</text:span></text:p>
      <text:p text:style-name="P1">Sünniaeg<text:tab/>28.09.2002</text:p>
      <text:p text:style-name="P1">Aadress<text:tab/>Saadu talu, Saaremaa vald, 53325, Saare maakond</text:p>
      <text:p text:style-name="P1">Telefon<text:tab/>+372 510 9720</text:p>
      <text:p text:style-name="P4"><text:span text:style-name="T4">E-mail<text:tab/></text:span><text:a xlink:type="simple" xlink:href="mailto:martin.trumann@gmail.com" text:style-name="Internet_20_link" text:visited-style-name="Visited_20_Internet_20_Link"><text:span text:style-name="T5">m</text:span></text:a><text:a xlink:type="simple" xlink:href="mailto:martin.trumann@gmail.com" text:style-name="Internet_20_link" text:visited-style-name="Visited_20_Internet_20_Link"><text:span text:style-name="T4">artin.trumann@</text:span></text:a><text:a xlink:type="simple" xlink:href="mailto:martin.trumann@gmail.com" text:style-name="Internet_20_link" text:visited-style-name="Visited_20_Internet_20_Link"><text:span text:style-name="T22">p</text:span></text:a><text:span text:style-name="T23">m.me</text:span></text:p>
      <text:h text:style-name="P13" text:outline-level="2">Hariduskäik</text:h>
      <text:p text:style-name="P2">2018-<text:tab/>Kuressaare ametikool, noorem tarkvaraarendaja</text:p>
      <text:p text:style-name="P1">2009-2018<text:tab/>Lümanda <text:span text:style-name="T20">p</text:span>õhikoo<text:span text:style-name="T21">l</text:span></text:p>
      <text:h text:style-name="P12" text:outline-level="2">Kogemus</text:h>
      <text:p text:style-name="P10"><text:span text:style-name="T9">05.2020 - 06.2020</text:span><text:span text:style-name="T21"><text:tab/>Navicup</text:span></text:p>
      <text:h text:style-name="Heading_20_2" text:outline-level="2">Keeleoskus</text:h>
      <text:p text:style-name="Standard"><text:span text:style-name="T17">e</text:span>esti <text:span text:style-name="T17">keel</text:span><text:tab/>emakeel</text:p>
      <text:p text:style-name="P1">inglise <text:span text:style-name="T17">keel</text:span><text:tab/><text:span text:style-name="T17">arusaamine väga hea, </text:span>kõnes väga hea, kirjas hea</text:p>
      <text:h text:style-name="Heading_20_2" text:outline-level="2">Arvutioskus</text:h>
      <text:p text:style-name="P6"><text:span text:style-name="T4">kasutan igapäevaselt<text:tab/></text:span><text:span text:style-name="T12">Libreoffice, </text:span><text:span text:style-name="T11">Z</text:span><text:span text:style-name="T10">sh, </text:span><text:span text:style-name="T11">Linux</text:span></text:p>
      <text:p text:style-name="P6"><text:span text:style-name="T7">oskan hästi</text:span><text:span text:style-name="T11"><text:tab/>Bash</text:span></text:p>
      <text:p text:style-name="P5"><text:span text:style-name="T6">baastase <text:tab/></text:span><text:span text:style-name="T13">Python, C, JS, </text:span><text:span text:style-name="T11">Node.js, P</text:span><text:span text:style-name="T15">HP</text:span><text:span text:style-name="T11">, </text:span><text:span text:style-name="T14">SQL, </text:span><text:span text:style-name="T16">J`ava</text:span></text:p>
      <text:h text:style-name="Heading_20_2" text:outline-level="2">Täi<text:span text:style-name="T2">e</text:span>ndav info</text:h>
      <text:p text:style-name="P1">huvialad<text:tab/>programmeerimine, arvutimängud</text:p>
      <text:p text:style-name="P1">tugevad küljed<text:tab/><text:span text:style-name="T3">nutikas, kiire õppija, </text:span><text:span text:style-name="T19">t</text:span><text:span text:style-name="T18">äpne</text:span></text:p>
      <text:p text:style-name="P7"><text:span text:style-name="T5">nõrgad küljed <text:tab/>halb käekiri, </text:span><text:span text:style-name="T8">kartlik suhtleja</text:span></text:p>
      <text:p text:style-name="P3"/>
      <text:p text:style-name="P9">10.02.202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Times New Roman2" svg:font-family="'Times New Roman'" style:font-adornments="tučné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t" fo:country="E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t" fo:country="E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start" style:justify-single-word="false" fo:text-indent="1cm" style:auto-text-indent="false" style:page-number="auto">
        <style:tab-stops>
          <style:tab-stop style:position="5.006cm"/>
        </style:tab-stops>
      </style:paragraph-properties>
      <style:text-properties fo:language="et" fo:country="EE" officeooo:rsid="0008a89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line-height="150%" fo:text-align="start" style:justify-single-word="false" fo:text-indent="0cm" style:auto-text-indent="false" style:page-number="auto"/>
      <style:text-properties fo:text-transform="uppercase" style:font-name="Times New Roman2" fo:font-family="'Times New Roman'" style:font-style-name="tučné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 Trumann</meta:initial-creator>
    <meta:creation-date>2019-01-14T12:42:43.804898810</meta:creation-date>
    <dc:date>2020-09-17T09:45:32.778316944</dc:date>
    <meta:editing-duration>PT1H27M44S</meta:editing-duration>
    <meta:editing-cycles>13</meta:editing-cycles>
    <meta:generator>LibreOffice/7.0.1.2$Linux_X86_64 LibreOffice_project/00$Build-2</meta:generator>
    <meta:document-statistic meta:table-count="0" meta:image-count="0" meta:object-count="0" meta:page-count="1" meta:paragraph-count="24" meta:word-count="86" meta:character-count="656" meta:non-whitespace-character-count="592"/>
  </office:meta>
</office:document-meta>
</file>